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list-style-name="L12">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446045671598690258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73783250419204087"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196688684991518380"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163521314336017128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8966572256317475" text:style-name="L5">
        <text:list-item>
          <text:list>
            <text:list-header>
              <text:p text:style-name="P120">0.75 mile splits: 9:06, 9:24, 8:13</text:p>
              <text:p text:style-name="P120">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974728502366118161"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718194955677979334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1290401838442015175"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2703787" text:continue-list="list718194955677979334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522055001330920875"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270666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2701602"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2705313"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2682006"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2682510"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438163060587825434" text:style-name="L10">
        <text:list-item>
          <text:list>
            <text:list-header>
              <text:p text:style-name="P118">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5953898105279601834" text:style-name="L11">
        <text:list-item>
          <text:list>
            <text:list-header>
              <text:p text:style-name="P111"><text:s text:c="10"/>1.5 miles averaging <text:s text:c="2"/>9:39/mile, Splits: (9:58, 4:30)</text:p>
              <text:p text:style-name="P111"><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23">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23"/>
      <text:p text:style-name="P23"/>
      <text:p text:style-name="P10">In the last week: 19.8 miles</text:p>
      <text:p text:style-name="P23"/>
      <text:p text:style-name="P64">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18 miles</text:p>
      <text:p text:style-name="P64">Today I did 20 minutes on the elliptical machine.</text:p>
      <text:p text:style-name="P60"/>
      <text:p text:style-name="P60">In the last two weeks: 18 miles</text:p>
      <text:p text:style-name="P64"/>
      <text:p text:style-name="P64"><text:s/></text:p>
      <text:p text:style-name="P23"><text:soft-page-break/>Sat Nov 27, 2021 <text:s/>30 minutes on elliptical machine</text:p>
      <text:p text:style-name="P23">Sun Nov 28, 2021 25 minutes on elliptical machine</text:p>
      <text:p text:style-name="P23">Mon Nov 29, 2021 2 miles of running on the indoor track.</text:p>
      <text:p text:style-name="P23">Tues Nov 30, 2021 2 miles of running on the indoor track.</text:p>
      <text:p text:style-name="P23">Wed Dec 1, 2021 2 miles of running on the indoor track.</text:p>
      <text:p text:style-name="P2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6674095632903170455" text:style-name="L12">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7">Sun <text:s/>May 30, 2021<text:tab/>32:56<text:tab/>10:23/mile <text:s text:c="7"/>3:19</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oft-page-break/><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12-01T12:44:58.75</dc:date>
    <dc:creator>James Lombardi</dc:creator>
    <meta:editing-duration>P11DT2H51M19S</meta:editing-duration>
    <meta:editing-cycles>995</meta:editing-cycles>
    <meta:generator>OpenOffice/4.1.2$Win32 OpenOffice.org_project/412m3$Build-9782</meta:generator>
    <meta:document-statistic meta:table-count="0" meta:image-count="9" meta:object-count="0" meta:page-count="110" meta:paragraph-count="3051" meta:word-count="33637" meta:character-count="172093"/>
  </office:meta>
</office:document-meta>
</file>